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88pt" style:font-size-asian="88pt" style:font-size-complex="8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8pt" style:font-size-asian="88pt" style:font-size-complex="88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3" presentation:style-name="pr1" draw:text-style-name="P2" draw:layer="layout" svg:width="24.8cm" svg:height="4.082cm" svg:x="0.4cm" svg:y="5.918cm" presentation:class="title" presentation:user-transformed="true">
          <draw:text-box>
            <text:p text:style-name="P1"><text:span text:style-name="T1">Vitória No Deserto</text:span></text:p>
          </draw:text-box>
        </draw:frame>
        <draw:frame draw:name="Subtítulo 4" presentation:style-name="pr2" draw:text-style-name="P4" draw:layer="layout" svg:width="17.779cm" svg:height="4.867cm" svg:x="3.77cm" svg:y="9.922cm" presentation:class="subtitle" presentation:user-transformed="true">
          <draw:text-box>
            <text:p text:style-name="P3"><text:span text:style-name="T2">Aline Bar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7" presentation:style-name="pr4" draw:text-style-name="P7" draw:layer="layout" svg:width="23.812cm" svg:height="17.66cm" svg:x="0.794cm" svg:y="0.595cm" presentation:class="title" presentation:user-transformed="true">
          <draw:text-box>
            <text:p text:style-name="P6"><text:span text:style-name="T3">Quando a noite fria cair sobre mim (nanana)</text:span><text:span text:style-name="T3"><text:line-break/></text:span><text:span text:style-name="T3">E num deserto eu me encontrar </text:span><text:span text:style-name="T3"><text:line-break/></text:span><text:span text:style-name="T3">Me ver cercado por egípcios e por faraó (ohohoh)</text:span><text:span text:style-name="T3"><text:line-break/></text:span><text:span text:style-name="T3">Sendo impedido de prossegu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1" presentation:style-name="pr4" draw:text-style-name="P7" draw:layer="layout" svg:width="24.209cm" svg:height="17.859cm" svg:x="0.595cm" svg:y="0.397cm" presentation:class="title" presentation:user-transformed="true">
          <draw:text-box>
            <text:p text:style-name="P6"><text:span text:style-name="T3">Sei que o teu fogo cairá sobre mim </text:span><text:span text:style-name="T3"><text:line-break/></text:span><text:span text:style-name="T3">Sei que o teu fogo cairá sobre mim</text:span><text:span text:style-name="T3"><text:line-break/></text:span><text:span text:style-name="T3">E me levará a em ti confiar (ahahah)</text:span><text:span text:style-name="T3"><text:line-break/></text:span><text:span text:style-name="T3">E me levará a em ti conf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1" presentation:style-name="pr6" draw:text-style-name="P7" draw:layer="layout" svg:width="24.209cm" svg:height="17.492cm" svg:x="0.595cm" svg:y="0.763cm" presentation:class="title" presentation:user-transformed="true">
          <draw:text-box>
            <text:p text:style-name="P6"><text:span text:style-name="T3">Então eu direi, então eu direi, ououh, abra-se o mar</text:span><text:span text:style-name="T3"><text:line-break/></text:span><text:span text:style-name="T3">E eu passarei pulando e dançando em sua presença</text:span><text:span text:style-name="T3"><text:line-break/></text:span><text:span text:style-name="T3">Então eu direi, então eu direi, ououh, abra-se o mar</text:span><text:span text:style-name="T3"><text:line-break/></text:span><text:span text:style-name="T3">E eu passarei pulando e dançando em s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1" presentation:style-name="pr4" draw:text-style-name="P7" draw:layer="layout" svg:width="25.399cm" svg:height="19.049cm" svg:x="0cm" svg:y="0cm" presentation:class="title" presentation:user-transformed="true">
          <draw:text-box>
            <text:p text:style-name="P6"><text:span text:style-name="T3">Por isso eu pulo, pulo, </text:span><text:span text:style-name="T3"><text:line-break/></text:span><text:span text:style-name="T3">pulo,pulo, pulo</text:span><text:span text:style-name="T3"><text:line-break/></text:span><text:span text:style-name="T3">Na presença do rei</text:span><text:span text:style-name="T3"><text:line-break/></text:span><text:span text:style-name="T3">Por isso eu danço, danço,</text:span><text:span text:style-name="T3"><text:line-break/></text:span><text:span text:style-name="T3">danço, danço, danço</text:span><text:span text:style-name="T3"><text:line-break/></text:span><text:span text:style-name="T3">Na presença do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1" presentation:style-name="pr6" draw:text-style-name="P7" draw:layer="layout" svg:width="24.209cm" svg:height="17.492cm" svg:x="0.595cm" svg:y="0.763cm" presentation:class="title" presentation:user-transformed="true">
          <draw:text-box>
            <text:p text:style-name="P6"><text:span text:style-name="T3">Um grito de júbilo</text:span><text:span text:style-name="T3"><text:line-break/></text:span><text:span text:style-name="T3">Por isso eu grito, grito,</text:span><text:span text:style-name="T3"><text:line-break/></text:span><text:span text:style-name="T3"> grito, grito, grito</text:span><text:span text:style-name="T3"><text:line-break/></text:span><text:span text:style-name="T3">Na presença do rei </text:span><text:span text:style-name="T3"><text:line-break/></text:span><text:span text:style-name="T3">Por isso eu corro, corro, </text:span><text:span text:style-name="T3"><text:line-break/></text:span><text:span text:style-name="T3">corro, corro, corro </text:span><text:span text:style-name="T3"><text:line-break/></text:span><text:span text:style-name="T3">Na presença do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1" presentation:style-name="pr6" draw:text-style-name="P7" draw:layer="layout" svg:width="25.399cm" svg:height="17.492cm" svg:x="0cm" svg:y="0.763cm" presentation:class="title" presentation:user-transformed="true">
          <draw:text-box>
            <text:p text:style-name="P6"><text:span text:style-name="T3">Então eu direi, ououh,</text:span><text:span text:style-name="T3"><text:line-break/></text:span><text:span text:style-name="T3"> abra-se o mar</text:span><text:span text:style-name="T3"><text:line-break/></text:span><text:span text:style-name="T3">E eu passarei pulando e</text:span><text:span text:style-name="T3"><text:line-break/></text:span><text:span text:style-name="T3">dançando em sua presença</text:span><text:span text:style-name="T3"><text:line-break/></text:span><text:span text:style-name="T3"> Então eu direi, então eu direi, ououh, abra-se o mar</text:span><text:span text:style-name="T3"><text:line-break/></text:span><text:span text:style-name="T3">E eu passarei pulando e</text:span><text:span text:style-name="T3"><text:line-break/></text:span><text:span text:style-name="T3">dançando em s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2T19">
        <draw:frame draw:name="Título 1" presentation:style-name="pr4" draw:text-style-name="P7" draw:layer="layout" svg:width="25.399cm" svg:height="19.049cm" svg:x="0cm" svg:y="0cm" presentation:class="title" presentation:user-transformed="true">
          <draw:text-box>
            <text:p text:style-name="P6"><text:span text:style-name="T3">Por isso eu pulo, pulo, </text:span><text:span text:style-name="T3"><text:line-break/></text:span><text:span text:style-name="T3">pulo,pulo, pulo</text:span><text:span text:style-name="T3"><text:line-break/></text:span><text:span text:style-name="T3">Na presença do rei</text:span><text:span text:style-name="T3"><text:line-break/></text:span><text:span text:style-name="T3">Por isso eu danço, danço,</text:span><text:span text:style-name="T3"><text:line-break/></text:span><text:span text:style-name="T3">danço, danço, danço</text:span><text:span text:style-name="T3"><text:line-break/></text:span><text:span text:style-name="T3">Na presença do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2T19">
        <draw:frame draw:name="Título 1" presentation:style-name="pr6" draw:text-style-name="P7" draw:layer="layout" svg:width="24.209cm" svg:height="17.492cm" svg:x="0.595cm" svg:y="0.763cm" presentation:class="title" presentation:user-transformed="true">
          <draw:text-box>
            <text:p text:style-name="P6"><text:span text:style-name="T3">Um grito de júbilo</text:span><text:span text:style-name="T3"><text:line-break/></text:span><text:span text:style-name="T3">Por isso eu grito, grito,</text:span><text:span text:style-name="T3"><text:line-break/></text:span><text:span text:style-name="T3"> grito, grito, grito</text:span><text:span text:style-name="T3"><text:line-break/></text:span><text:span text:style-name="T3">Na presença do rei </text:span><text:span text:style-name="T3"><text:line-break/></text:span><text:span text:style-name="T3">Por isso eu corro, corro, </text:span><text:span text:style-name="T3"><text:line-break/></text:span><text:span text:style-name="T3">corro, corro, corro </text:span><text:span text:style-name="T3"><text:line-break/></text:span><text:span text:style-name="T3">Na presença do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2T19">
        <draw:frame draw:name="Título 1" presentation:style-name="pr6" draw:text-style-name="P7" draw:layer="layout" svg:width="25.399cm" svg:height="17.492cm" svg:x="0cm" svg:y="0.763cm" presentation:class="title" presentation:user-transformed="true">
          <draw:text-box>
            <text:p text:style-name="P6"><text:span text:style-name="T3">Então eu direi, então eu direi, ououh, abra-se o mar</text:span><text:span text:style-name="T3"><text:line-break/></text:span><text:span text:style-name="T3">E eu passarei pulando e</text:span><text:span text:style-name="T3"><text:line-break/></text:span><text:span text:style-name="T3">dançando em sua presença </text:span><text:span text:style-name="T3"><text:line-break/></text:span><text:span text:style-name="T3">Então eu direi, então eu direi, ououh, abra-se o mar</text:span><text:span text:style-name="T3"><text:line-break/></text:span><text:span text:style-name="T3">E eu passarei pulando e dançando em sua presença SENHOR!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itória No Deserto</dc:title>
    <meta:initial-creator>IVANILTO</meta:initial-creator>
    <meta:editing-cycles>8</meta:editing-cycles>
    <meta:creation-date>2016-12-12T17:13:37</meta:creation-date>
    <dc:date>2017-01-07T12:51:56.757348247</dc:date>
    <meta:editing-duration>PT33M37S</meta:editing-duration>
    <meta:generator>LibreOffice/5.2.4.2.1$Linux_X86_64 LibreOffice_project/20m0$Build-2</meta:generator>
    <meta:document-statistic meta:object-count="6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